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sans-serif" svg:font-family="sans-serif" style:font-family-generic="swiss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3118in"/>
    </style:style>
    <style:style style:name="co3" style:family="table-column">
      <style:table-column-properties fo:break-before="auto" style:column-width="5.0709in"/>
    </style:style>
    <style:style style:name="co5" style:family="table-column">
      <style:table-column-properties fo:break-before="auto" style:column-width="12.292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618in" fo:break-before="auto" style:use-optimal-row-height="true"/>
    </style:style>
    <style:style style:name="ro4" style:family="table-row">
      <style:table-row-properties style:row-height="4.1252in" fo:break-before="auto" style:use-optimal-row-height="true"/>
    </style:style>
    <style:style style:name="ro5" style:family="table-row">
      <style:table-row-properties style:row-height="7.6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000000" style:font-name="Comic Sans MS" fo:font-size="15pt" fo:font-weight="normal" style:font-size-asian="15pt" style:font-weight-asian="normal" style:font-size-complex="15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F" fo:font-size="12pt" fo:language="en" fo:country="US" style:font-name-asian="Lucida Sans Unicode" style:font-size-asian="12pt" style:language-asian="en" style:country-asian="US" style:font-name-complex="Tahoma" style:font-size-complex="6.80000019073486pt" style:language-complex="en" style:country-complex="US"/>
    </style:style>
    <style:style style:name="ce6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T1" style:family="text">
      <style:text-properties style:font-name="sans-serif" fo:font-size="10pt" style:font-name-asian="sans-serif" style:font-size-asian="10pt" style:font-name-complex="sans-serif" style:font-size-complex="5.69999980926514pt"/>
    </style:style>
    <style:style style:name="T2" style:family="text">
      <style:text-properties fo:font-size="12pt" style:font-size-asian="12pt" style:font-size-complex="6.80000019073486pt"/>
    </style:style>
    <style:style style:name="T3" style:family="text">
      <style:text-properties style:font-name="sans-serif" fo:font-size="10pt" fo:language="en" fo:country="US" style:font-name-asian="sans-serif" style:font-size-asian="10pt" style:language-asian="en" style:country-asian="US" style:font-name-complex="sans-serif" style:font-size-complex="5.69999980926514pt" style:language-complex="en" style:country-complex="US"/>
    </style:style>
    <style:style style:name="T4" style:family="text">
      <style:text-properties style:font-name="F" fo:font-size="12pt" style:font-size-asian="12pt" style:font-size-complex="6.80000019073486pt"/>
    </style:style>
    <style:style style:name="T5" style:family="text">
      <style:text-properties style:font-name="sans-serif" fo:font-size="10pt" fo:font-weight="bold" style:font-name-asian="sans-serif" style:font-size-asian="10pt" style:font-weight-asian="bold" style:font-name-complex="sans-serif" style:font-size-complex="5.69999980926514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3">
          <table:table-cell table:style-name="ce1" office:value-type="string">
            <text:p>SERIAL NO </text:p>
          </table:table-cell>
          <table:table-cell table:style-name="ce1" office:value-type="string">
            <text:p>PROBLEM</text:p>
          </table:table-cell>
          <table:table-cell table:style-name="ce1" office:value-type="string">
            <text:p>DIAGNOSIS</text:p>
          </table:table-cell>
          <table:table-cell table:style-name="ce1" office:value-type="string">
            <text:p>SOLUTION 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When the map was not loading in the find location.</text:p>
          </table:table-cell>
          <table:table-cell office:value-type="string" table:number-columns-spanned="1" table:number-rows-spanned="2">
            <text:p>The url was resolving to the mock url in SQA , which </text:p>
            <text:p>Should have been resolving <text:s/>to google map url .</text:p>
          </table:table-cell>
          <table:table-cell office:value-type="string" table:number-columns-spanned="1" table:number-rows-spanned="2">
            <text:p>Open the url for the dyn/admin for the SQA . i.e</text:p>
            <text:p><text:s/><text:a xlink:href="http://lnxs0408.uk.b-and-q.com:8080/dyn/admin">http://lnxs0408.uk.b-and-q.com:8080/dyn/admin</text:a></text:p>
          </table:table-cell>
        </table:table-row>
        <table:table-row table:style-name="ro2">
          <table:table-cell table:number-columns-repeated="2"/>
          <table:covered-table-cell table:number-columns-repeated="2"/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Search for HttpConnectionFactory </text:p>
          </table:table-cell>
        </table:table-row>
        <table:table-row table:style-name="ro2">
          <table:table-cell table:number-columns-repeated="3"/>
          <table:table-cell office:value-type="string">
            <text:p>Select the /kf/store/locator/googlemaps/HttpConnectionFactory/ 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Enter the value for webServicepattern :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http://maps.googleapis.com/maps/api/geocode/json?address=${ADDRESS}&amp;components=country:UK&amp;sensor=false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3" table:number-columns-repeated="4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4" office:value-type="string">
            <text:p><text:span text:style-name="T1">If any of you are getting any scheduler null pointer exception in any ATG </text:span><text:span text:style-name="T1"><text:line-break/></text:span><text:span text:style-name="T1">servers in VM,</text:span><text:span text:style-name="T2"> </text:span><text:span text:style-name="T2"><text:line-break/></text:span><text:span text:style-name="T2"/></text:p>
          </table:table-cell>
          <table:table-cell office:value-type="string">
            <text:p>Might <text:s/>be the db credentials has expired</text:p>
            <text:p><text:span text:style-name="T3"><text:s/></text:span><text:span text:style-name="T3">It is happening due to oracle user password got expired </text:span><text:span text:style-name="T3"><text:line-break/></text:span><text:span text:style-name="T3">and ATG server is not able to connect to corresponding DB schema. You need </text:span><text:span text:style-name="T3"><text:line-break/></text:span><text:span text:style-name="T3">to change the password for the schema in oracle. Please follow the below </text:span><text:span text:style-name="T3"><text:line-break/></text:span><text:span text:style-name="T3">mentioned solution for the same.</text:span></text:p>
          </table:table-cell>
          <table:table-cell table:style-name="ce6" office:value-type="string">
            <text:p><text:span text:style-name="T5">Open terminal from any location and run below commands in bold:</text:span><text:span text:style-name="T1"> </text:span><text:span text:style-name="T1"><text:line-break/></text:span><text:span text:style-name="T1"> </text:span><text:span text:style-name="T1"><text:line-break/></text:span><text:span text:style-name="T1">[root@centos64db sqldeveloper]#</text:span><text:span text:style-name="T5"> su - oracle</text:span><text:span text:style-name="T1"> </text:span><text:span text:style-name="T1"><text:line-break/></text:span><text:span text:style-name="T1"> </text:span><text:span text:style-name="T1"><text:line-break/></text:span><text:span text:style-name="T1">[oracle@centos64db ~]$</text:span><text:span text:style-name="T5"> sqlplus / as sysdba</text:span><text:span text:style-name="T2"> </text:span><text:span text:style-name="T2"><text:line-break/></text:span><text:span text:style-name="T1"> </text:span><text:span text:style-name="T1"><text:line-break/></text:span><text:span text:style-name="T1"> </text:span><text:span text:style-name="T1"><text:line-break/></text:span><text:span text:style-name="T1">SQL*Plus: Release 11.2.0.1.0 Production on Mon Sep 2 10:43:08 2013</text:span><text:span text:style-name="T2"> </text:span><text:span text:style-name="T2"><text:line-break/></text:span><text:span text:style-name="T1"> </text:span><text:span text:style-name="T1"><text:line-break/></text:span><text:span text:style-name="T1"> </text:span><text:span text:style-name="T1"><text:line-break/></text:span><text:span text:style-name="T1">Copyright (c) 1982, 2009, Oracle. All rights reserved.</text:span><text:span text:style-name="T2"> </text:span><text:span text:style-name="T2"><text:line-break/></text:span><text:span text:style-name="T2"> </text:span><text:span text:style-name="T2"><text:line-break/></text:span><text:span text:style-name="T1"> </text:span><text:span text:style-name="T1"><text:line-break/></text:span><text:span text:style-name="T1"> </text:span><text:span text:style-name="T1"><text:line-break/></text:span><text:span text:style-name="T1">Connected to: </text:span><text:span text:style-name="T1"><text:line-break/></text:span><text:span text:style-name="T1"> </text:span><text:span text:style-name="T1"><text:line-break/></text:span><text:span text:style-name="T1">Oracle Database 11g Enterprise Edition Release 11.2.0.1.0 - 64bit Production </text:span><text:span text:style-name="T1"><text:line-break/></text:span><text:span text:style-name="T1"> </text:span><text:span text:style-name="T1"><text:line-break/></text:span><text:span text:style-name="T1">With the Partitioning, OLAP, Data Mining and Real Application Testing options</text:span><text:span text:style-name="T2"> </text:span><text:span text:style-name="T2"><text:line-break/></text:span><text:span text:style-name="T1"> </text:span><text:span text:style-name="T1"><text:line-break/></text:span><text:span text:style-name="T1"> </text:span><text:span text:style-name="T1"><text:line-break/></text:span><text:span text:style-name="T1">SQL&gt;</text:span><text:span text:style-name="T5"> alter user VM_PRODUCTION identified by </text:span><text:span text:style-name="T1">"desired password" </text:span><text:span text:style-name="T5">;</text:span><text:span text:style-name="T2"> </text:span><text:span text:style-name="T2"><text:line-break/></text:span><text:span text:style-name="T1"> </text:span><text:span text:style-name="T1"><text:line-break/></text:span><text:span text:style-name="T1"/></text:p>
          </table:table-cell>
        </table:table-row>
        <table:table-row table:style-name="ro2">
          <table:table-cell table:style-name="ce3" table:number-columns-repeated="4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Snapshot Mismatch Error in BCC</text:p>
          </table:table-cell>
          <table:table-cell table:style-name="ce5" office:value-type="string">
            <text:p>ATG BCC deployment errors ,<text:span text:style-name="T4">Force snapshot id into the server (FYI <text:s/>the link is </text:span><text:span text:style-name="T4"><text:a xlink:href="http://atgwebcommerce.blogspot.in/2013/07/how-to-resolve-snapshot-mismatch-error.html#!/2013/07/how-to-resolve-snapshot-mismatch-error.html">http://atgwebcommerce.blogspot.in/2013/07/how-to-resolve-snapshot-mismatch-error.html#!/2013/07/how-to-resolve-snapshot-mismatch-error.html</text:a></text:span><text:span text:style-name="T4">)</text:span></text:p>
          </table:table-cell>
          <table:table-cell office:value-type="string">
            <text:p/>
            <text:p/>
            <text:p>The following are the steps to be followed after , the CI has completed successfully .</text:p>
            <text:p/>
            <text:p>OPen the BCC &amp; check the health status of the server by clicking the Admin Console in Content Administration &amp; also the snapshots for the production &amp; staging i.e THEY SHOULD BE SAME.</text:p>
            <text:p/>
            <text:p>In case , if the snapshots are mismatching , then open the dyn/admin to forcefully set the snapshot id .</text:p>
            <text:p>To do so , follow the mentioned steps:</text:p>
            <text:p/>
            <text:p>Open the dyn/admin of publishing &amp; navigate to http://lnxs0607:8070/dyn/admin/nucleus/atg/epub/DeploymentServer/ </text:p>
            <text:p/>
            <text:p>&amp; copy the snapshot from the bcc &amp; force the snap shot for the same.</text:p>
            <text:p/>
            <text:p/>
            <text:p>in case if this does not works , then perform the said steps :</text:p>
            <text:p/>
            <text:p>Open the dyn/admin for Publishing server.</text:p>
            <text:p/>
            <text:p>Search for AuthenticationServlet &amp; select the "/atg/dynamo/servlet/adminpipeline/AuthenticationServlet "</text:p>
            <text:p/>
            <text:p>Then , set the "enabled" property as "true"</text:p>
            <text:p/>
            <text:p/>
            <text:p>&amp; again try to force the snap shot in the same .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sans-serif" svg:font-family="sans-serif" style:font-family-generic="swiss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8">01/18/2014</text:date>, <text:time>19:5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2T14:13:28.42</meta:creation-date>
    <meta:generator>OpenOffice.org/3.3$Win32 OpenOffice.org_project/330m20$Build-9567</meta:generator>
    <dc:date>2014-01-18T19:59:39.53</dc:date>
    <meta:editing-duration>PT52M3S</meta:editing-duration>
    <meta:editing-cycles>7</meta:editing-cycles>
    <meta:document-statistic meta:table-count="3" meta:cell-count="20" meta:object-count="0"/>
  </office:meta>
</office:document-meta>
</file>